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ArgsConstructo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StrategyUtilsTests.instantiateClassWhenHasMultipleConstructorsAndNotDefaul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StrategyUtilsTests.instantiateClassWhenHasNoArgsConstructorCalls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ArgsConstructo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trategyUtilsTests.instantiateClassWhenHasSingleConstructorInjec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StrategyUtilsTests.instantiateClassWhenHasUnsupportedParamete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sConstructor.ArgsConstructor( Environment environment , BeanFactory beanFactory , ClassLoader beanClassLoader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ConstructorsWithNoDefault.MultipleConstructorsWithNoDefaul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StrategyUtilsTests.instantiateClassWhenHasSingleConstructorAndAwareInjectsParamsAndCalls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rStrategyUtilsTests.instantiateClassHasSubclassParamete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rStrategyUtilsTests.instantiateClassWhenHasMultipleConstructorsUsesNoArgs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StrategyUtilsTests.instantiateClassWhenHasNoBeanClassLoaderDoesNotCall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ArgsConstructor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trategyUtil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ConstructorParameterType.InvalidConstructorParameterType( Environment environment ,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StrategyUtilsTests.instantiateClassWhenHasNoBeanClassLoaderInject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sConstructorAndAware.ArgsConstructorAndAware( Environment environment , BeanFactory beanFactory , ClassLoader beanClassLoader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ArgsConstruct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nstructors.Multiple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nstructorsWithNoDefault.MultipleConstructorsWithNoDefault( Environment environment ,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ConstructorParameterSubType.InvalidConstructorParameterSubType( Configurable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StrategyUtilsTests.instantiateClass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Constructors.MultipleConstructors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